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Heading_20_1">
      <style:paragraph-properties fo:break-before="page"/>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indent="0cm"/>
    </style:style>
    <style:style style:name="P7"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4pt" fo:font-style="normal" fo:text-shadow="none" style:text-underline-style="none" fo:font-weight="bold" style:letter-kerning="true" style:font-name-asian="WenQuanYi Micro Hei"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P8"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P9"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22pt" fo:font-style="normal" fo:text-shadow="none" style:text-underline-style="none" fo:font-weight="bold" style:letter-kerning="true" style:font-name-asian="WenQuanYi Micro Hei" style:font-size-asian="22pt" style:font-style-asian="normal" style:font-weight-asian="bold" style:font-name-complex="Lohit Hindi" style:font-size-complex="22pt" style:font-style-complex="normal" style:font-weight-complex="bold"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use-window-font-color="true" style:text-outline="false" style:text-line-through-style="none" style:font-name="Liberation Sans1" fo:font-size="14pt" fo:font-style="normal" fo:text-shadow="none" style:text-underline-style="none" fo:font-weight="bold" style:letter-kerning="true" style:font-name-asian="WenQuanYi Micro Hei"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08cm" fo:min-width="0.69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071cm" fo:min-width="0.45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08cm" fo:min-width="0.817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15cm" fo:min-width="2.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73cm" fo:min-width="1.12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h text:style-name="Heading_20_2" text:outline-level="2">Vue d'ensemble du programme</text:h>
      <text:p text:style-name="Text_20_body">Le programme contient :</text:p>
      <text:list xml:id="list363088404" text:style-name="L1">
        <text:list-item>
          <text:p text:style-name="P1">Une interface GrapheOriente qui définit tous les prototypes de méthodes qui devront exister dans les deux implémentations du graphe.</text:p>
        </text:list-item>
        <text:list-item>
          <text:p text:style-name="P1">Une classe abstrait dans laquelle apparaissent les attributs communs aux deux implémentations : le nombre de nœud, le nombre d'arcs, et un idGenerator qui servira lors de la création d'Arcs.</text:p>
        </text:list-item>
        <text:list-item>
          <text:p text:style-name="P1">Les deux classes MatGraph et ListGraph qui sont respectivement les implémentations du graphe par une matrice et par une liste.</text:p>
        </text:list-item>
      </text:list>
      <text:h text:style-name="Heading_20_2" text:outline-level="2">Choix de représentation</text:h>
      <text:p text:style-name="Text_20_body">Pour maintenir la cohésion entre les deux implémentations, il a fallu faire un choix quant à la représentation de nos nœuds et arcs dans le graphe.</text:p>
      <text:p text:style-name="Text_20_body">Un nœud sera un simple entier et ne stockera pas d'information supplémentaire.</text:p>
      <text:p text:style-name="Text_20_body">Un arc n'a concrètement pas d'existence dans le graphe. Sa représentation dépend uniquement de l'implémentation. Cependant pour permettre l'utilisation du graphe, il a été nécessaire de définir une <text:s/>forme de représentation ; en particulier pour des méthodes qui nécessitent la liste des Arcs. Lorsque le graphe devra renvoyer un Arc, il le renverra sous la forme d'une classe stockant la valeur du nœud de départ , la valeur du nœud d'arrivée ainsi que son identifiant.</text:p>
      <text:p text:style-name="Text_20_body">Il est important de décrire la classe Encapsulateur puisque celle-ci va structurer nos graphes. Un Encapsulateur est composé d'une valeur, d'une liste d'identifiants et d'un entier <text:span text:style-name="T1">nbArcs</text:span>. La valeur sera un booléen pour <text:s/>la matrice d'adjacence(qui correspond à l'existence on non d'un arc entre deux nœuds) et un entier pour la liste d'adjacence(qui correspond à la valeur du nœud d'arrivée d'un arc). La liste des identifiants contient tous les identifiants d'arc qui existent entre deux même nœuds. L'entier <text:span text:style-name="T1">nbArcs </text:span><text:span text:style-name="T2">permet de stocker une information différentes selon l'utilisation de l'Encapsulateur.</text:span></text:p>
      <text:h text:style-name="P4" text:outline-level="1">Liste d'adjacence</text:h>
      <text:h text:style-name="Heading_20_2" text:outline-level="2">Structure de la liste d'adjacence</text:h>
      <text:p text:style-name="Text_20_body">La liste d'adjacence est représentée par HashMap de LinkedList d'Encapsulateur :</text:p>
      <text:p text:style-name="Text_20_body"><draw:g text:anchor-type="char" draw:z-index="0" draw:style-name="gr1"><draw:custom-shape draw:style-name="gr2" draw:text-style-name="P5" svg:width="0.973cm" svg:height="0.973cm" svg:x="3.443cm" svg:y="2.652cm"><text:p/><draw:enhanced-geometry svg:viewBox="0 0 21600 21600" draw:type="rectangle" draw:enhanced-path="M 0 0 L 21600 0 21600 21600 0 21600 0 0 Z N"/></draw:custom-shape><draw:custom-shape draw:style-name="gr3" draw:text-style-name="P5" svg:width="0.973cm" svg:height="0.974cm" svg:x="3.443cm" svg:y="3.623cm"><text:p/><draw:enhanced-geometry svg:viewBox="0 0 21600 21600" draw:type="rectangle" draw:enhanced-path="M 0 0 L 21600 0 21600 21600 0 21600 0 0 Z N"/></draw:custom-shape><draw:custom-shape draw:style-name="gr4" draw:text-style-name="P5" svg:width="0.973cm" svg:height="0.974cm" svg:x="3.443cm" svg:y="0.704cm"><text:p/><draw:enhanced-geometry svg:viewBox="0 0 21600 21600" draw:type="rectangle" draw:enhanced-path="M 0 0 L 21600 0 21600 21600 0 21600 0 0 Z N"/></draw:custom-shape><draw:custom-shape draw:style-name="gr5" draw:text-style-name="P5" svg:width="0.973cm" svg:height="0.974cm" svg:x="3.443cm" svg:y="1.678cm"><text:p/><draw:enhanced-geometry svg:viewBox="0 0 21600 21600" draw:type="rectangle" draw:enhanced-path="M 0 0 L 21600 0 21600 21600 0 21600 0 0 Z N"/></draw:custom-shape><draw:frame draw:style-name="gr6" draw:text-style-name="P7" svg:width="2.7cm" svg:height="0.821cm" svg:x="3.311cm" svg:y="0.041cm"><draw:text-box><text:p text:style-name="P6"><text:span text:style-name="T3">HashMap</text:span></text:p></draw:text-box></draw:frame><draw:custom-shape draw:style-name="gr7" draw:text-style-name="P5" svg:width="0.974cm" svg:height="0.974cm" svg:x="6.186cm" svg:y="4.287cm"><text:p/><draw:enhanced-geometry svg:viewBox="0 0 21600 21600" draw:type="rectangle" draw:enhanced-path="M 0 0 L 21600 0 21600 21600 0 21600 0 0 Z N"/></draw:custom-shape><draw:custom-shape draw:style-name="gr8" draw:text-style-name="P5" xml:id="id1" draw:id="id1" svg:width="0.973cm" svg:height="0.974cm" svg:x="7.16cm" svg:y="4.287cm"><text:p/><draw:enhanced-geometry svg:viewBox="0 0 21600 21600" draw:type="rectangle" draw:enhanced-path="M 0 0 L 21600 0 21600 21600 0 21600 0 0 Z N"/></draw:custom-shape><draw:custom-shape draw:style-name="gr9" draw:text-style-name="P5" xml:id="id2" draw:id="id2" svg:width="0.974cm" svg:height="0.974cm" svg:x="8.132cm" svg:y="4.287cm"><text:p/><draw:enhanced-geometry svg:viewBox="0 0 21600 21600" draw:type="rectangle" draw:enhanced-path="M 0 0 L 21600 0 21600 21600 0 21600 0 0 Z N"/></draw:custom-shape><draw:custom-shape draw:style-name="gr10" draw:text-style-name="P5" xml:id="id3" draw:id="id3" svg:width="0.973cm" svg:height="0.974cm" svg:x="9.105cm" svg:y="4.287cm"><text:p/><draw:enhanced-geometry svg:viewBox="0 0 21600 21600" draw:type="rectangle" draw:enhanced-path="M 0 0 L 21600 0 21600 21600 0 21600 0 0 Z N"/></draw:custom-shape><draw:line draw:name="contient" draw:style-name="gr11" draw:text-style-name="P5" svg:x1="4.416cm" svg:y1="1.147cm" svg:x2="6.229cm" svg:y2="4.685cm"><svg:desc>contient</svg:desc><text:p/></draw:line><draw:frame draw:style-name="gr12" draw:text-style-name="P8" svg:width="2.149cm" svg:height="1.227cm" svg:x="5.08cm" svg:y="2.165cm"><draw:text-box><text:p text:style-name="P6"><text:span text:style-name="T4">contient</text:span></text:p></draw:text-box></draw:frame><draw:frame draw:style-name="gr13" draw:text-style-name="P7" svg:width="2.975cm" svg:height="0.821cm" svg:x="7.077cm" svg:y="3.571cm"><draw:text-box><text:p text:style-name="P6"><text:span text:style-name="T3">LinkedList</text:span></text:p></draw:text-box></draw:frame><draw:frame draw:style-name="gr14" draw:text-style-name="P9" svg:width="0.918cm" svg:height="0.821cm" svg:x="10.257cm" svg:y="4.535cm"><draw:text-box><text:p text:style-name="P6"><text:span text:style-name="T3">...</text:span></text:p></draw:text-box></draw:frame><draw:line draw:style-name="gr15" draw:text-style-name="P5" svg:x1="6.274cm" svg:y1="5.26cm" svg:x2="5.078cm" svg:y2="8.141cm"><text:p/></draw:line><draw:custom-shape draw:style-name="gr16" draw:text-style-name="P5" svg:width="0.973cm" svg:height="0.974cm" svg:x="4.606cm" svg:y="8.167cm"><text:p/><draw:enhanced-geometry svg:viewBox="0 0 21600 21600" draw:mirror-horizontal="false" draw:mirror-vertical="false" draw:type="rectangle" draw:enhanced-path="M 0 0 L 21600 0 21600 21600 0 21600 0 0 Z N"/></draw:custom-shape><draw:frame draw:style-name="gr17" draw:text-style-name="P11" svg:width="4cm" svg:height="1.714cm" svg:x="3.479cm" svg:y="9.34cm"><draw:text-box><text:p text:style-name="P10"><text:span text:style-name="T4">Encapsulateur</text:span></text:p><text:p text:style-name="P10"><text:span text:style-name="T4">du nœud </text:span></text:p><text:p text:style-name="P10"><text:span text:style-name="T4">de départ </text:span></text:p></draw:text-box></draw:frame><draw:custom-shape draw:style-name="gr18" draw:text-style-name="P5" xml:id="id5" draw:id="id5" svg:width="0.973cm" svg:height="0.974cm" svg:x="9.105cm" svg:y="8.167cm"><text:p/><draw:enhanced-geometry svg:viewBox="0 0 21600 21600" draw:type="rectangle" draw:enhanced-path="M 0 0 L 21600 0 21600 21600 0 21600 0 0 Z N"/></draw:custom-shape><draw:connector draw:style-name="gr19" draw:text-style-name="P5" draw:type="lines" svg:x1="7.645cm" svg:y1="5.26cm" svg:x2="8.421cm" svg:y2="6.447cm" draw:start-shape="id1" draw:start-glue-point="2" svg:d="m7645 5260v501l776 686v0"><text:p/></draw:connector><draw:connector draw:style-name="gr20" draw:text-style-name="P5" draw:type="lines" svg:x1="8.618cm" svg:y1="5.26cm" svg:x2="8.421cm" svg:y2="6.447cm" draw:start-shape="id2" draw:start-glue-point="2" svg:d="m8618 5260v501l-197 686v0"><text:p/></draw:connector><draw:connector draw:style-name="gr21" draw:text-style-name="P5" xml:id="id4" draw:id="id4" draw:type="lines" svg:x1="9.59cm" svg:y1="5.26cm" svg:x2="8.421cm" svg:y2="6.447cm" draw:start-shape="id3" svg:d="m9590 5260v501l-1169 686v0"><text:p/></draw:connector><draw:connector draw:style-name="gr22" draw:text-style-name="P5" draw:type="line" svg:x1="8.421cm" svg:y1="6.447cm" svg:x2="9.59cm" svg:y2="8.167cm" draw:start-shape="id4" draw:start-glue-point="3" draw:end-shape="id5" draw:end-glue-point="0" svg:d="m8421 6447 1169 1720"><text:p/></draw:connector><draw:frame draw:style-name="gr23" draw:text-style-name="P11" svg:width="3.664cm" svg:height="1.714cm" svg:x="7.735cm" svg:y="9.34cm"><draw:text-box><text:p text:style-name="P10"><text:span text:style-name="T4">Encapsulateurs</text:span></text:p><text:p text:style-name="P10"><text:span text:style-name="T4">des nœuds</text:span></text:p><text:p text:style-name="P10"><text:span text:style-name="T4">d'arrivée</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première implémentation était réalisée à l'aide d'une ArrayList à la place de la HashMap. Cependant comme nous utilisons des entiers pour représenter les nœuds, il était difficile de différencier la valeur d'un nœud et sa position dans la liste. Il aurait été nécessaire de maintenir une structure qui associe la valeur du nœud à son indice. </text:p>
      <text:p text:style-name="Text_20_body">L'implémentation en ArrayList a donc été modifié au profit de la HashMap. Cette dernière est très simple puisque c'est la valeur du nœud qui va servir de clé pour localiser la LinkedList associée. Le premier élément de la LinkedList est toujours le nœud de départ.</text:p>
      <text:h text:style-name="Heading_20_3" text:outline-level="3">Précision sur l'utilisation des Encapsulateurs</text:h>
      <text:p text:style-name="Text_20_body">Il parait important de décrire l'utilisation des Encapsulateurs en fonction de leurs rôles.</text:p>
      <text:p text:style-name="Text_20_body">Lorsqu'un Encapsulateur représente un nœuds d'arrivée </text:p>
      <text:list xml:id="list81456263" text:style-name="L2">
        <text:list-item>
          <text:p text:style-name="P2">la valeur de l'Encapsulateur est alors celle du nœud d'arrivée </text:p>
        </text:list-item>
        <text:list-item>
          <text:p text:style-name="P2">la liste des identifiants des Arc contient les identifiants des Arcs entre le nœud de départ et d'arrivée</text:p>
        </text:list-item>
        <text:list-item>
          <text:p text:style-name="P2">le champ <text:span text:style-name="T1">nbArcs</text:span><text:span text:style-name="T2"> correspond au nombre d'arcs contenus dans l'Encapsulateur.</text:span></text:p>
        </text:list-item>
      </text:list>
      <text:p text:style-name="Text_20_body"><text:span text:style-name="T2"/></text:p>
      <text:p text:style-name="Text_20_body"><text:span text:style-name="T2"/></text:p>
      <text:p text:style-name="Text_20_body"><text:soft-page-break/><text:span text:style-name="T2">Lorsque l'Encapsulateur représente un nœud de départ :</text:span></text:p>
      <text:list xml:id="list1203920322" text:style-name="L3">
        <text:list-item>
          <text:p text:style-name="P3"><text:span text:style-name="T2">la valeur de l'Encapsulateur est alors celle du nœud de départ</text:span></text:p>
        </text:list-item>
        <text:list-item>
          <text:p text:style-name="P3"><text:span text:style-name="T2">la liste des identifiants des Arcs est alors vide</text:span></text:p>
        </text:list-item>
        <text:list-item>
          <text:p text:style-name="P3"><text:span text:style-name="T2">le champs </text:span><text:span text:style-name="T1">nbArcs</text:span><text:span text:style-name="T2"> contient le nombre d'Arc sortants de ce nœud.</text:span></text:p>
        </text:list-item>
      </text:list>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ain </meta:initial-creator>
    <meta:creation-date>2011-11-03T19:04:56</meta:creation-date>
    <dc:date>2011-11-03T21:06:56</dc:date>
    <dc:creator>Romain </dc:creator>
    <meta:editing-duration>PT1H12M49S</meta:editing-duration>
    <meta:editing-cycles>3</meta:editing-cycles>
    <meta:generator>LibreOffice/3.4$Unix LibreOffice_project/340m1$Build-302</meta:generator>
    <meta:document-statistic meta:table-count="0" meta:image-count="0" meta:object-count="0" meta:page-count="3" meta:paragraph-count="26" meta:word-count="513" meta:character-count="3237" meta:non-whitespace-character-count="2754"/>
  </office:meta>
</office:document-meta>
</file>